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9.4498">
            <text:p>79.4498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78.798">
            <text:p>78.798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0011">
            <text:p>79.0011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83.6986">
            <text:p>83.6986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82.2907">
            <text:p>82.2907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8574">
            <text:p>78.8574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.2716">
            <text:p>78.2716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9.3817">
            <text:p>79.3817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80.8599">
            <text:p>80.859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80.0561">
            <text:p>80.0561</text:p>
          </table:table-cell>
          <table:table-cell office:value-type="float" office:value="5021">
            <text:p>5021</text:p>
          </table:table-cell>
        </table:table-row>
        <table:table-row table:style-name="ro1">
          <table:table-cell office:value-type="float" office:value="80.2445">
            <text:p>80.2445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82.4794">
            <text:p>82.4794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80.5634">
            <text:p>80.563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3.2663">
            <text:p>83.2663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79.7849">
            <text:p>79.7849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float" office:value="79.9537">
            <text:p>79.9537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float" office:value="81.2949">
            <text:p>81.2949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float" office:value="84.7108">
            <text:p>84.7108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79.7536">
            <text:p>79.7536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87.5387">
            <text:p>87.538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0.7605">
            <text:p>80.7605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1.1253">
            <text:p>81.1253</text:p>
          </table:table-cell>
          <table:table-cell office:value-type="float" office:value="4006">
            <text:p>400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.3977">
            <text:p>83.397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.553">
            <text:p>68.55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0.7098">
            <text:p>80.7098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78.6858">
            <text:p>78.6858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79.4549">
            <text:p>79.4549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2069">
            <text:p>86.206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80.2214">
            <text:p>80.221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81.7833">
            <text:p>81.7833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80.8463">
            <text:p>80.8463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81.168">
            <text:p>81.168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4408">
            <text:p>81.440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79.4615">
            <text:p>79.4615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81.6402">
            <text:p>81.6402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6301">
            <text:p>81.6301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2253">
            <text:p>82.2253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81.9557">
            <text:p>81.9557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.1342">
            <text:p>92.13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9.2264">
            <text:p>79.2264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079">
            <text:p>80.7079</text:p>
          </table:table-cell>
          <table:table-cell office:value-type="float" office:value="3395">
            <text:p>339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0319">
            <text:p>81.0319</text:p>
          </table:table-cell>
          <table:table-cell office:value-type="float" office:value="3781">
            <text:p>378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0345">
            <text:p>80.0345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80.5252">
            <text:p>80.5252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80.2405">
            <text:p>80.240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9982">
            <text:p>79.9982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76.1747">
            <text:p>76.1747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0.2213">
            <text:p>80.221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80.0767">
            <text:p>80.0767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88.3911">
            <text:p>88.39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465">
            <text:p>80.3465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float" office:value="81.8736">
            <text:p>81.8736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.9666">
            <text:p>71.966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1.751">
            <text:p>81.751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79.1815">
            <text:p>79.1815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5.7424">
            <text:p>35.7424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79.362">
            <text:p>79.362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81.0511">
            <text:p>81.0511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6718">
            <text:p>81.6718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80.6022">
            <text:p>80.6022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75.4348">
            <text:p>75.434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81.1631">
            <text:p>81.1631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float" office:value="77.1031">
            <text:p>77.103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81.8357">
            <text:p>81.8357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82.4284">
            <text:p>82.4284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89.3776">
            <text:p>89.37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9769">
            <text:p>81.9769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1.7051">
            <text:p>81.7051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2.9479">
            <text:p>82.9479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76.6318">
            <text:p>76.6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9.6698">
            <text:p>79.6698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1508">
            <text:p>82.1508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5662">
            <text:p>80.5662</text:p>
          </table:table-cell>
          <table:table-cell office:value-type="float" office:value="4551">
            <text:p>4551</text:p>
          </table:table-cell>
        </table:table-row>
        <table:table-row table:style-name="ro1">
          <table:table-cell office:value-type="float" office:value="82.8715">
            <text:p>82.8715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1.6967">
            <text:p>81.6967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1616">
            <text:p>80.1616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79.41">
            <text:p>79.41</text:p>
          </table:table-cell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814">
            <text:p>80.7814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float" office:value="81.0295">
            <text:p>81.0295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79.3657">
            <text:p>79.3657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82.2745">
            <text:p>82.2745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78.3332">
            <text:p>78.3332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81.1094">
            <text:p>81.1094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78.2088">
            <text:p>78.2088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83.0978">
            <text:p>83.0978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5506">
            <text:p>82.5506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.4222">
            <text:p>83.4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0.2652">
            <text:p>80.2652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8712">
            <text:p>81.8712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81.7328">
            <text:p>81.7328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8587">
            <text:p>80.8587</text:p>
          </table:table-cell>
          <table:table-cell office:value-type="float" office:value="8316">
            <text:p>8316</text:p>
          </table:table-cell>
        </table:table-row>
        <table:table-row table:style-name="ro1">
          <table:table-cell office:value-type="float" office:value="78.8269">
            <text:p>78.8269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81.5293">
            <text:p>81.52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.3525">
            <text:p>80.3525</text:p>
          </table:table-cell>
          <table:table-cell office:value-type="float" office:value="5974">
            <text:p>5974</text:p>
          </table:table-cell>
        </table:table-row>
        <table:table-row table:style-name="ro1">
          <table:table-cell office:value-type="float" office:value="79.4159">
            <text:p>79.4159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80.7013">
            <text:p>80.7013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84.5509">
            <text:p>84.5509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80.4163">
            <text:p>80.4163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81.0301">
            <text:p>81.0301</text:p>
          </table:table-cell>
          <table:table-cell office:value-type="float" office:value="3412">
            <text:p>34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9127">
            <text:p>80.9127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80.4139">
            <text:p>80.4139</text:p>
          </table:table-cell>
          <table:table-cell office:value-type="float" office:value="4915">
            <text:p>4915</text:p>
          </table:table-cell>
        </table:table-row>
        <table:table-row table:style-name="ro1">
          <table:table-cell office:value-type="float" office:value="80.6582">
            <text:p>80.6582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.6088">
            <text:p>73.6088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2041">
            <text:p>78.2041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8909">
            <text:p>79.8909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79.0585">
            <text:p>79.0585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2.6027">
            <text:p>82.6027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81.1141">
            <text:p>81.1141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80.5178">
            <text:p>80.5178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float" office:value="78.5611">
            <text:p>78.5611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84.037">
            <text:p>84.03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8.7427">
            <text:p>78.7427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7231">
            <text:p>81.7231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7.4883">
            <text:p>77.4883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82.8834">
            <text:p>82.8834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80.401">
            <text:p>80.401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84.6883">
            <text:p>84.6883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80.5881">
            <text:p>80.5881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office:value-type="float" office:value="80.5565">
            <text:p>80.5565</text:p>
          </table:table-cell>
          <table:table-cell office:value-type="float" office:value="7082">
            <text:p>708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3958">
            <text:p>79.3958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0689">
            <text:p>81.0689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float" office:value="82.2734">
            <text:p>82.273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1.235">
            <text:p>81.235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78.7817">
            <text:p>78.7817</text:p>
          </table:table-cell>
          <table:table-cell office:value-type="float" office:value="3634">
            <text:p>3634</text:p>
          </table:table-cell>
        </table:table-row>
        <table:table-row table:style-name="ro1">
          <table:table-cell office:value-type="float" office:value="81.2494">
            <text:p>81.2494</text:p>
          </table:table-cell>
          <table:table-cell office:value-type="float" office:value="3728">
            <text:p>37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.7133">
            <text:p>84.7133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82.5835">
            <text:p>82.5835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898">
            <text:p>82.898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80.1697">
            <text:p>80.1697</text:p>
          </table:table-cell>
          <table:table-cell office:value-type="float" office:value="6566">
            <text:p>656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8534">
            <text:p>79.8534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81.1081">
            <text:p>81.1081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80.7048">
            <text:p>80.704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2498">
            <text:p>80.2498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80.9652">
            <text:p>80.9652</text:p>
          </table:table-cell>
          <table:table-cell office:value-type="float" office:value="5665">
            <text:p>5665</text:p>
          </table:table-cell>
        </table:table-row>
        <table:table-row table:style-name="ro1">
          <table:table-cell office:value-type="float" office:value="78.2142">
            <text:p>78.214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5554">
            <text:p>81.5554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79.09">
            <text:p>79.09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0921">
            <text:p>82.0921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82.593">
            <text:p>82.593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84.5415">
            <text:p>84.5415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80.6835">
            <text:p>80.6835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82.6243">
            <text:p>82.6243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80.3864">
            <text:p>80.3864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80.5051">
            <text:p>80.5051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81.9992">
            <text:p>81.9992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79.056">
            <text:p>79.056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1095">
            <text:p>81.1095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81.705">
            <text:p>81.70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632">
            <text:p>80.632</text:p>
          </table:table-cell>
          <table:table-cell office:value-type="float" office:value="3548">
            <text:p>3548</text:p>
          </table:table-cell>
        </table:table-row>
        <table:table-row table:style-name="ro1">
          <table:table-cell office:value-type="float" office:value="80.4668">
            <text:p>80.4668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79.9246">
            <text:p>79.92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84.1875">
            <text:p>84.1875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81.2713">
            <text:p>81.2713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81.5055">
            <text:p>81.5055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80.5005">
            <text:p>80.5005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81.4717">
            <text:p>81.4717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0.8554">
            <text:p>80.8554</text:p>
          </table:table-cell>
          <table:table-cell office:value-type="float" office:value="6781">
            <text:p>6781</text:p>
          </table:table-cell>
        </table:table-row>
        <table:table-row table:style-name="ro1">
          <table:table-cell office:value-type="float" office:value="81.106">
            <text:p>81.106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80.0408">
            <text:p>80.0408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8.8569">
            <text:p>78.856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0.7604">
            <text:p>80.7604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79.1684">
            <text:p>79.1684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81.055">
            <text:p>81.055</text:p>
          </table:table-cell>
          <table:table-cell office:value-type="float" office:value="7008">
            <text:p>7008</text:p>
          </table:table-cell>
        </table:table-row>
        <table:table-row table:style-name="ro1">
          <table:table-cell office:value-type="float" office:value="80.7539">
            <text:p>80.7539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80.5123">
            <text:p>80.5123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1.0708">
            <text:p>81.0708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79.7392">
            <text:p>79.7392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81.174">
            <text:p>81.174</text:p>
          </table:table-cell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82.1272">
            <text:p>82.1272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2">
            <text:p>80.7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80.8923">
            <text:p>80.8923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83.3029">
            <text:p>83.3029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78.7917">
            <text:p>78.7917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545">
            <text:p>82.545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487">
            <text:p>80.3487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79.6882">
            <text:p>79.6882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8133">
            <text:p>80.8133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2.3763">
            <text:p>82.3763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82.5128">
            <text:p>82.5128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81.0705">
            <text:p>81.0705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float" office:value="73.3782">
            <text:p>73.3782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80.2115">
            <text:p>80.2115</text:p>
          </table:table-cell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879">
            <text:p>80.3879</text:p>
          </table:table-cell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79.4288">
            <text:p>79.4288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88.0796">
            <text:p>88.079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0.7221">
            <text:p>80.7221</text:p>
          </table:table-cell>
          <table:table-cell office:value-type="float" office:value="4015">
            <text:p>4015</text:p>
          </table:table-cell>
        </table:table-row>
        <table:table-row table:style-name="ro1">
          <table:table-cell office:value-type="float" office:value="80.7144">
            <text:p>80.7144</text:p>
          </table:table-cell>
          <table:table-cell office:value-type="float" office:value="4476">
            <text:p>4476</text:p>
          </table:table-cell>
        </table:table-row>
        <table:table-row table:style-name="ro1">
          <table:table-cell office:value-type="float" office:value="89.9483">
            <text:p>89.9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9.8165">
            <text:p>79.8165</text:p>
          </table:table-cell>
          <table:table-cell office:value-type="float" office:value="5265">
            <text:p>5265</text:p>
          </table:table-cell>
        </table:table-row>
        <table:table-row table:style-name="ro1">
          <table:table-cell office:value-type="float" office:value="77.2713">
            <text:p>77.2713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75.8158">
            <text:p>75.815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80.6879">
            <text:p>80.6879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504">
            <text:p>80.504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office:value-type="float" office:value="80.1828">
            <text:p>80.1828</text:p>
          </table:table-cell>
          <table:table-cell office:value-type="float" office:value="7784">
            <text:p>7784</text:p>
          </table:table-cell>
        </table:table-row>
        <table:table-row table:style-name="ro1">
          <table:table-cell office:value-type="float" office:value="79.6782">
            <text:p>79.6782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float" office:value="79.3127">
            <text:p>79.3127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78.5633">
            <text:p>78.5633</text:p>
          </table:table-cell>
          <table:table-cell office:value-type="float" office:value="3061">
            <text:p>3061</text:p>
          </table:table-cell>
        </table:table-row>
        <table:table-row table:style-name="ro1">
          <table:table-cell office:value-type="float" office:value="79.9832">
            <text:p>79.983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81.3106">
            <text:p>81.3106</text:p>
          </table:table-cell>
          <table:table-cell office:value-type="float" office:value="5065">
            <text:p>5065</text:p>
          </table:table-cell>
        </table:table-row>
        <table:table-row table:style-name="ro1">
          <table:table-cell office:value-type="float" office:value="81.1384">
            <text:p>81.1384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9624">
            <text:p>79.9624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float" office:value="76.7857">
            <text:p>76.7857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81.3852">
            <text:p>81.385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77.1294">
            <text:p>77.1294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83.491">
            <text:p>83.491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84.5505">
            <text:p>84.5505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81.0111">
            <text:p>81.0111</text:p>
          </table:table-cell>
          <table:table-cell office:value-type="float" office:value="3770">
            <text:p>3770</text:p>
          </table:table-cell>
        </table:table-row>
        <table:table-row table:style-name="ro1">
          <table:table-cell office:value-type="float" office:value="80.635">
            <text:p>80.635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80.5994">
            <text:p>80.5994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79.9598">
            <text:p>79.9598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80.6748">
            <text:p>80.6748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90.4877">
            <text:p>90.48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2.5494">
            <text:p>82.5494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98.13">
            <text:p>98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.5845">
            <text:p>79.5845</text:p>
          </table:table-cell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80.2925">
            <text:p>80.2925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82.4776">
            <text:p>82.4776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77.9657">
            <text:p>77.9657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79.4299">
            <text:p>79.4299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82.549">
            <text:p>82.549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84.3743">
            <text:p>84.3743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82.032">
            <text:p>82.032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8277">
            <text:p>78.8277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81.8438">
            <text:p>81.8438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82.1324">
            <text:p>82.1324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80.6543">
            <text:p>80.6543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float" office:value="77.168">
            <text:p>77.168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79.6494">
            <text:p>79.6494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85.956">
            <text:p>85.956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79.8183">
            <text:p>79.8183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78.9474">
            <text:p>78.9474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6.6899">
            <text:p>76.689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80.1777">
            <text:p>80.1777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0144">
            <text:p>80.0144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6771">
            <text:p>80.6771</text:p>
          </table:table-cell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84.9088">
            <text:p>84.9088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80.5817">
            <text:p>80.5817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78.4857">
            <text:p>78.4857</text:p>
          </table:table-cell>
          <table:table-cell office:value-type="float" office:value="2153">
            <text:p>21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49">
            <text:p>80.749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77.8725">
            <text:p>77.8725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82.2102">
            <text:p>82.2102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78.9005">
            <text:p>78.9005</text:p>
          </table:table-cell>
          <table:table-cell office:value-type="float" office:value="2146">
            <text:p>2146</text:p>
          </table:table-cell>
        </table:table-row>
        <table:table-row table:style-name="ro1">
          <table:table-cell office:value-type="float" office:value="79.996">
            <text:p>79.996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78.6511">
            <text:p>78.6511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80.3829">
            <text:p>80.382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80.5698">
            <text:p>80.5698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float" office:value="78.1649">
            <text:p>78.1649</text:p>
          </table:table-cell>
          <table:table-cell office:value-type="float" office:value="3718">
            <text:p>3718</text:p>
          </table:table-cell>
        </table:table-row>
        <table:table-row table:style-name="ro1">
          <table:table-cell office:value-type="float" office:value="79.9823">
            <text:p>79.9823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float" office:value="81.2616">
            <text:p>81.2616</text:p>
          </table:table-cell>
          <table:table-cell office:value-type="float" office:value="4179">
            <text:p>417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3372">
            <text:p>81.3372</text:p>
          </table:table-cell>
          <table:table-cell office:value-type="float" office:value="3869">
            <text:p>3869</text:p>
          </table:table-cell>
        </table:table-row>
        <table:table-row table:style-name="ro1">
          <table:table-cell office:value-type="float" office:value="83.4246">
            <text:p>83.424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80.7495">
            <text:p>80.7495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0979">
            <text:p>81.097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9.6618">
            <text:p>79.6618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3463">
            <text:p>81.3463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80.7145">
            <text:p>80.7145</text:p>
          </table:table-cell>
          <table:table-cell office:value-type="float" office:value="10688">
            <text:p>10688</text:p>
          </table:table-cell>
        </table:table-row>
        <table:table-row table:style-name="ro1">
          <table:table-cell office:value-type="float" office:value="81.3009">
            <text:p>81.3009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78.9013">
            <text:p>78.9013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80.1605">
            <text:p>80.1605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80.5748">
            <text:p>80.5748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79.9844">
            <text:p>79.984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9.6089">
            <text:p>79.608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9.1322">
            <text:p>79.1322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89.7825">
            <text:p>89.78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.2098">
            <text:p>84.209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2.993">
            <text:p>72.993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80.5442">
            <text:p>80.54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.3065">
            <text:p>81.3065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83.1821">
            <text:p>83.1821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80.4788">
            <text:p>80.4788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81.9609">
            <text:p>81.960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80.0421">
            <text:p>80.0421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80.5953">
            <text:p>80.5953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76.5284">
            <text:p>76.5284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76.8447">
            <text:p>76.844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76.1318">
            <text:p>76.131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4509">
            <text:p>81.4509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77.0062">
            <text:p>77.0062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82.0544">
            <text:p>82.0544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80.0572">
            <text:p>80.0572</text:p>
          </table:table-cell>
          <table:table-cell office:value-type="float" office:value="4652">
            <text:p>4652</text:p>
          </table:table-cell>
        </table:table-row>
        <table:table-row table:style-name="ro1">
          <table:table-cell office:value-type="float" office:value="85.1602">
            <text:p>85.1602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78.8923">
            <text:p>78.8923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84.566">
            <text:p>84.566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.1964">
            <text:p>88.196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0.0057">
            <text:p>80.0057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84.1392">
            <text:p>84.1392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85.4546">
            <text:p>85.4546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81.111">
            <text:p>81.111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8183">
            <text:p>79.8183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3921">
            <text:p>82.3921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43">
            <text:p>80.343</text:p>
          </table:table-cell>
          <table:table-cell office:value-type="float" office:value="6372">
            <text:p>6372</text:p>
          </table:table-cell>
        </table:table-row>
        <table:table-row table:style-name="ro1">
          <table:table-cell office:value-type="float" office:value="81.7661">
            <text:p>81.7661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80.9146">
            <text:p>80.9146</text:p>
          </table:table-cell>
          <table:table-cell office:value-type="float" office:value="3824">
            <text:p>3824</text:p>
          </table:table-cell>
        </table:table-row>
        <table:table-row table:style-name="ro1">
          <table:table-cell office:value-type="float" office:value="80.8196">
            <text:p>80.8196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.3667">
            <text:p>87.366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80.1616">
            <text:p>80.1616</text:p>
          </table:table-cell>
          <table:table-cell office:value-type="float" office:value="6109">
            <text:p>6109</text:p>
          </table:table-cell>
        </table:table-row>
        <table:table-row table:style-name="ro1">
          <table:table-cell office:value-type="float" office:value="80.7516">
            <text:p>80.7516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8076">
            <text:p>80.8076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85.3563">
            <text:p>85.356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7.7717">
            <text:p>77.7717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82.789">
            <text:p>82.789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826">
            <text:p>78.826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80.5373">
            <text:p>80.5373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809">
            <text:p>80.7809</text:p>
          </table:table-cell>
          <table:table-cell office:value-type="float" office:value="7431">
            <text:p>7431</text:p>
          </table:table-cell>
        </table:table-row>
        <table:table-row table:style-name="ro1">
          <table:table-cell office:value-type="float" office:value="83.4752">
            <text:p>83.4752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78.6291">
            <text:p>78.629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0.2546">
            <text:p>80.2546</text:p>
          </table:table-cell>
          <table:table-cell office:value-type="float" office:value="4090">
            <text:p>4090</text:p>
          </table:table-cell>
        </table:table-row>
        <table:table-row table:style-name="ro1">
          <table:table-cell office:value-type="float" office:value="83.1486">
            <text:p>83.1486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80.9825">
            <text:p>80.9825</text:p>
          </table:table-cell>
          <table:table-cell office:value-type="float" office:value="4892">
            <text:p>489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1959">
            <text:p>79.1959</text:p>
          </table:table-cell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81.4657">
            <text:p>81.4657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80.8021">
            <text:p>80.8021</text:p>
          </table:table-cell>
          <table:table-cell office:value-type="float" office:value="4710">
            <text:p>4710</text:p>
          </table:table-cell>
        </table:table-row>
        <table:table-row table:style-name="ro1">
          <table:table-cell office:value-type="float" office:value="80.0209">
            <text:p>80.0209</text:p>
          </table:table-cell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79.3899">
            <text:p>79.3899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81.1446">
            <text:p>81.1446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81.9678">
            <text:p>81.9678</text:p>
          </table:table-cell>
          <table:table-cell office:value-type="float" office:value="4562">
            <text:p>4562</text:p>
          </table:table-cell>
        </table:table-row>
        <table:table-row table:style-name="ro1">
          <table:table-cell office:value-type="float" office:value="78.4567">
            <text:p>78.4567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2257">
            <text:p>81.2257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76.6856">
            <text:p>76.685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79.3585">
            <text:p>79.3585</text:p>
          </table:table-cell>
          <table:table-cell office:value-type="float" office:value="4322">
            <text:p>4322</text:p>
          </table:table-cell>
        </table:table-row>
        <table:table-row table:style-name="ro1">
          <table:table-cell office:value-type="float" office:value="90.335">
            <text:p>90.3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9.8062">
            <text:p>79.806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79.4823">
            <text:p>79.4823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80.5772">
            <text:p>80.5772</text:p>
          </table:table-cell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78.8997">
            <text:p>78.8997</text:p>
          </table:table-cell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80.0439">
            <text:p>80.0439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74.6819">
            <text:p>74.6819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1.1566">
            <text:p>81.1566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93.7267">
            <text:p>93.7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2.3047">
            <text:p>82.3047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89.6594">
            <text:p>89.65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.8612">
            <text:p>81.8612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78.077">
            <text:p>78.077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79.8311">
            <text:p>79.8311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84.9348">
            <text:p>84.9348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9.7961">
            <text:p>79.7961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80.2368">
            <text:p>80.2368</text:p>
          </table:table-cell>
          <table:table-cell office:value-type="float" office:value="4780">
            <text:p>4780</text:p>
          </table:table-cell>
        </table:table-row>
        <table:table-row table:style-name="ro1">
          <table:table-cell office:value-type="float" office:value="82.0163">
            <text:p>82.0163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4701">
            <text:p>81.470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81.8691">
            <text:p>81.8691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84.2326">
            <text:p>84.23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81.361">
            <text:p>81.361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596">
            <text:p>80.3596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82.5807">
            <text:p>82.5807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float" office:value="81.0677">
            <text:p>81.0677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80.9608">
            <text:p>80.9608</text:p>
          </table:table-cell>
          <table:table-cell office:value-type="float" office:value="5585">
            <text:p>5585</text:p>
          </table:table-cell>
        </table:table-row>
        <table:table-row table:style-name="ro1">
          <table:table-cell office:value-type="float" office:value="80.859">
            <text:p>80.859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5083">
            <text:p>82.5083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0163">
            <text:p>81.016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84.3057">
            <text:p>84.3057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88.5776">
            <text:p>88.577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0.7925">
            <text:p>80.7925</text:p>
          </table:table-cell>
          <table:table-cell office:value-type="float" office:value="3592">
            <text:p>359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4667">
            <text:p>79.4667</text:p>
          </table:table-cell>
          <table:table-cell office:value-type="float" office:value="4505">
            <text:p>4505</text:p>
          </table:table-cell>
        </table:table-row>
        <table:table-row table:style-name="ro1">
          <table:table-cell office:value-type="float" office:value="85.6095">
            <text:p>85.609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80.9565">
            <text:p>80.9565</text:p>
          </table:table-cell>
          <table:table-cell office:value-type="float" office:value="5503">
            <text:p>550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227">
            <text:p>80.7227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81.2981">
            <text:p>81.2981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82.2236">
            <text:p>82.2236</text:p>
          </table:table-cell>
          <table:table-cell office:value-type="float" office:value="5925">
            <text:p>5925</text:p>
          </table:table-cell>
        </table:table-row>
        <table:table-row table:style-name="ro1">
          <table:table-cell office:value-type="float" office:value="78.793">
            <text:p>78.793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80.8857">
            <text:p>80.8857</text:p>
          </table:table-cell>
          <table:table-cell office:value-type="float" office:value="6479">
            <text:p>647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52">
            <text:p>80.352</text:p>
          </table:table-cell>
          <table:table-cell office:value-type="float" office:value="4436">
            <text:p>4436</text:p>
          </table:table-cell>
        </table:table-row>
        <table:table-row table:style-name="ro1">
          <table:table-cell office:value-type="float" office:value="84.2166">
            <text:p>84.2166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79.9784">
            <text:p>79.9784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80.6511">
            <text:p>80.6511</text:p>
          </table:table-cell>
          <table:table-cell office:value-type="float" office:value="4198">
            <text:p>4198</text:p>
          </table:table-cell>
        </table:table-row>
        <table:table-row table:style-name="ro1">
          <table:table-cell office:value-type="float" office:value="80.3117">
            <text:p>80.3117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80.7836">
            <text:p>80.7836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79.0012">
            <text:p>79.0012</text:p>
          </table:table-cell>
          <table:table-cell office:value-type="float" office:value="4503">
            <text:p>450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393">
            <text:p>80.3393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79.501">
            <text:p>79.501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80.1951">
            <text:p>80.1951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78.1987">
            <text:p>78.198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5.7768">
            <text:p>85.776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82.0956">
            <text:p>82.0956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2592">
            <text:p>81.2592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9935">
            <text:p>80.9935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.333">
            <text:p>83.333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81.0199">
            <text:p>81.0199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79.0267">
            <text:p>79.0267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79.4383">
            <text:p>79.4383</text:p>
          </table:table-cell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.3127">
            <text:p>73.3127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8357">
            <text:p>82.8357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83.2885">
            <text:p>83.2885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3.8907">
            <text:p>83.890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78.0609">
            <text:p>78.0609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79.2148">
            <text:p>79.2148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83.6247">
            <text:p>83.624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79.2247">
            <text:p>79.2247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694">
            <text:p>81.69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82.6235">
            <text:p>82.6235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81.3537">
            <text:p>81.3537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84.1377">
            <text:p>84.1377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80.6816">
            <text:p>80.6816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80.3715">
            <text:p>80.3715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80.8369">
            <text:p>80.8369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table:formula="of:=SUM([.A1:.A500])/500" office:value-type="float" office:value="84.7839946000001">
            <text:p>84.7839946</text:p>
          </table:table-cell>
          <table:table-cell table:formula="of:=SUM([.B1:.B500])/500" office:value-type="float" office:value="1437.488">
            <text:p>1437.4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12:13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